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a07" officeooo:paragraph-rsid="00147a07"/>
    </style:style>
    <style:style style:name="T1" style:family="text">
      <style:text-properties officeooo:rsid="00147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I</text:span>t is important to know first p1.py must be run in order to files work properly.</text:p>
      <text:p text:style-name="Standard"/>
      <text:p text:style-name="Standard"/>
      <text:p text:style-name="Standard">p1.py gives the result:</text:p>
      <text:p text:style-name="Standard"/>
      <text:p text:style-name="Standard">philosopher 0 enter the restaurant</text:p>
      <text:p text:style-name="Standard">philosopher 0 sit in the place</text:p>
      <text:p text:style-name="Standard">philosopher 0 started to eating</text:p>
      <text:p text:style-name="Standard"/>
      <text:p text:style-name="Standard">after that in the main.py window prints out</text:p>
      <text:p text:style-name="Standard"/>
      <text:p text:style-name="Standard">philosopher 1 stop eating and leave restaurant</text:p>
      <text:p text:style-name="Standard"/>
      <text:p text:style-name="P1">THEN</text:p>
      <text:p text:style-name="Standard"/>
      <text:p text:style-name="Standard">p1.py <text:span text:style-name="T1">prints result below after some seconds between 3 to 15</text:span></text:p>
      <text:p text:style-name="Standard"/>
      <text:p text:style-name="Standard">philosopher 2 enter the restaurant</text:p>
      <text:p text:style-name="Standard">philosopher 2 sit in the place</text:p>
      <text:p text:style-name="Standard">philosopher 2 started to eating</text:p>
      <text:p text:style-name="Standard"/>
      <text:p text:style-name="Standard">main.py</text:p>
      <text:p text:style-name="Standard"/>
      <text:p text:style-name="Standard">philosopher 2 stop eating and leave restaurant</text:p>
      <text:p text:style-name="Standard"/>
      <text:p text:style-name="Standard">this processes continue for 5 philosophe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9:08:57.501769722</meta:creation-date>
    <dc:date>2021-06-19T19:11:24.811510246</dc:date>
    <meta:editing-duration>PT2M27S</meta:editing-duration>
    <meta:editing-cycles>1</meta:editing-cycles>
    <meta:document-statistic meta:table-count="0" meta:image-count="0" meta:object-count="0" meta:page-count="1" meta:paragraph-count="15" meta:word-count="93" meta:character-count="541" meta:non-whitespace-character-count="463"/>
    <meta:generator>LibreOffice/6.4.7.2$Linux_X86_64 LibreOffice_project/40$Build-2</meta:generator>
  </office:meta>
</office:document-meta>
</file>